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A54000000F23D820989.svm" manifest:media-type=""/>
  <manifest:file-entry manifest:full-path="Pictures/20000001000009960000035E598078CD.svm" manifest:media-type=""/>
  <manifest:file-entry manifest:full-path="Pictures/200000010000009900000294150CBCD5.svm" manifest:media-type=""/>
  <manifest:file-entry manifest:full-path="Pictures/2000000100000D1E00000EDDCED26988.svm" manifest:media-type=""/>
  <manifest:file-entry manifest:full-path="Pictures/2000000100000EDD000001F3076B4066.svm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0.749cm" fo:min-width="0.499cm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TexMathsArgs="14§latex§\begin{table}&#10;\begin{tabular}{c}&#10;0\\&#10;1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latex§\begin{table}&#10;\begin{tabular}{ccc|c|c}&#10;x&amp;y&amp;z&amp;F&amp; \\&#10;\hline&#10;0&amp;0&amp;0&amp;0&amp;m_0\\&#10;0&amp;0&amp;1&amp;0&amp;m_1\\&#10;0&amp;1&amp;0&amp;0&amp;m_2\\&#10;0&amp;1&amp;1&amp;1&amp;m_3\\&#10;1&amp;0&amp;0&amp;0&amp;m_4\\&#10;1&amp;0&amp;1&amp;1&amp;m_5\\&#10;1&amp;1&amp;0&amp;1&amp;m_6\\&#10;1&amp;1&amp;1&amp;1&amp;m_7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latex§\begin{table}&#10;\begin{tabular}{c|c|c|c|c|}&#10;\cline{2-5}&#10;&amp;0&amp;0&amp;1&amp;0\\&#10;\cline{2-5}&#10;&amp;0&amp;1&amp;1&amp;1\\&#10;\cline{2-5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latex§\begin{table}&#10;\begin{tabular}{cccc}&#10;00&amp;01&amp;11&amp;10\\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F=\sum(m_3 ,m_5 ,m_6 ,m_7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254cm" svg:height="3.429cm" draw:transform="rotate (1.5707963267946) translate (2.921cm 7.87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" draw:text-style-name="P1" draw:layer="layout" svg:width="-0.254cm" svg:height="-1.143cm" svg:x="2.286cm" svg:y="9.65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layer="layout" svg:width="0.426cm" svg:height="0.469cm" svg:x="1.574cm" svg:y="8.80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611cm" svg:height="0.469cm" svg:x="4.331cm" svg:y="7.04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0.213cm" svg:height="1.016cm" svg:x="2.467cm" svg:y="8.597cm">
          <draw:image xlink:href="Pictures/200000010000009900000294150CBCD5.svm" xlink:type="simple" xlink:show="embed" xlink:actuate="onLoad">
            <text:p/>
          </draw:image>
        </draw:frame>
        <draw:frame draw:style-name="gr4" draw:text-style-name="P1" draw:layer="layout" svg:width="4.7cm" svg:height="5.453cm" svg:x="1.777cm" svg:y="0.262cm">
          <draw:image xlink:href="Pictures/2000000100000D1E00000EDDCED26988.svm" xlink:type="simple" xlink:show="embed" xlink:actuate="onLoad">
            <text:p/>
          </draw:image>
        </draw:frame>
        <draw:frame draw:style-name="gr5" draw:text-style-name="P1" draw:layer="layout" svg:width="3.434cm" svg:height="1.205cm" svg:x="2.916cm" svg:y="8.47cm">
          <draw:image xlink:href="Pictures/20000001000009960000035E598078CD.svm" xlink:type="simple" xlink:show="embed" xlink:actuate="onLoad">
            <text:p/>
          </draw:image>
        </draw:frame>
        <draw:frame draw:style-name="gr6" draw:text-style-name="P1" draw:layer="layout" svg:width="2.921cm" svg:height="0.337cm" svg:x="3.188cm" svg:y="8.024cm">
          <draw:image xlink:href="Pictures/2000000100000A54000000F23D820989.svm" xlink:type="simple" xlink:show="embed" xlink:actuate="onLoad">
            <text:p/>
          </draw:image>
        </draw:frame>
        <draw:frame draw:style-name="gr7" draw:text-style-name="P1" draw:layer="layout" svg:width="5.326cm" svg:height="0.697cm" svg:x="1.905cm" svg:y="6.096cm">
          <draw:image xlink:href="Pictures/2000000100000EDD000001F3076B406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17T20:04:40</dc:date>
    <dc:creator>kkk </dc:creator>
    <meta:generator>LibreOffice/3.3$Linux LibreOffice_project/330m19$Build-401</meta:generator>
    <meta:editing-duration>PT2H3M40S</meta:editing-duration>
    <meta:editing-cycles>11</meta:editing-cycles>
    <meta:document-statistic meta:object-count="9"/>
  </office:meta>
</office:document-meta>
</file>

<file path=Object 1/content.xml><?xml version="1.0" encoding="utf-8"?>
<math xmlns="http://www.w3.org/1998/Math/MathML">
  <semantics>
    <mi>x</mi>
    <annotation encoding="StarMath 5.0">x</annotation>
  </semantics>
</math>
</file>

<file path=Object 2/content.xml><?xml version="1.0" encoding="utf-8"?>
<math xmlns="http://www.w3.org/1998/Math/MathML">
  <semantics>
    <mi mathvariant="italic">yz</mi>
    <annotation encoding="StarMath 5.0">yz</annotation>
  </semantics>
</math>
</file>